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7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dotted #000000" fo:border-left="2pt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-top="thin dotted #000000" fo:border-bottom="thin dotted #000000" fo:border-left="2pt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-top="thin dotted #000000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tted #000000" fo:border-left="thin dotted #000000" fo:border-right="2pt solid #000000" style:vertical-align="top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dotted #000000" fo:border-bottom="2pt solid #000000" fo:border-left="2pt solid #000000" fo:border-right="thin dotte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15">
      <style:table-cell-properties fo:border-top="none" fo:border-bottom="2pt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2" style:family="table-cell" style:parent-style-name="Default" style:data-style-name="N15">
      <style:table-cell-properties fo:border-top="none" fo:border-bottom="2pt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2pt solid #000000" fo:border-left="thin dotted #000000" fo:border-right="2pt solid #000000"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dotted #000000" fo:border-bottom="none" fo:border-left="2pt solid #000000" fo:border-right="thin dotted #000000" style:vertical-align="top" fo:wrap-option="wrap" style:repeat-content="false"/>
      <style:paragraph-properties fo:text-align="center"/>
    </style:style>
    <style:style style:name="ce28" style:family="table-cell" style:parent-style-name="Default" style:data-style-name="N15">
      <style:table-cell-properties fo:border-top="none" fo:border-bottom="none" fo:border-left="thin dotted #000000" fo:border-right="thin dotted #000000" style:vertical-align="top" fo:wrap-option="wrap" style:repeat-content="false"/>
      <style:paragraph-properties fo:text-align="center"/>
    </style:style>
    <style:style style:name="ce29" style:family="table-cell" style:parent-style-name="Default" style:data-style-name="N15">
      <style:table-cell-properties fo:border-top="none" fo:border-bottom="none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32" style:family="table-cell" style:parent-style-name="Porcentaje" style:data-style-name="N14">
      <style:table-cell-properties fo:border-top="none" fo:border-bottom="none" fo:border-left="2pt solid #000000" fo:border-right="2pt solid #000000"/>
      <style:text-properties fo:color="#000000" style:font-name="Arial" style:font-name-asian="Arial" style:font-name-complex="Arial"/>
    </style:style>
    <style:style style:name="ce33" style:family="table-cell" style:parent-style-name="Porcentaje" style:data-style-name="N14">
      <style:table-cell-properties fo:border-top="none" fo:border-bottom="2pt solid #000000" fo:border-left="2pt solid #000000" fo:border-right="2pt solid #000000"/>
      <style:text-properties fo:color="#000000" style:font-name="Arial" style:font-name-asian="Arial" style:font-name-complex="Arial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000000" fo:border-bottom="none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-top="2pt solid #000000" fo:border-bottom="none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6F9D4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000000" fo:border-bottom="thin dotted #000000" fo:border-left="2pt solid #000000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52" style:family="table-cell" style:parent-style-name="Default" style:data-style-name="N0">
      <style:table-cell-properties fo:border-top="thin dotted #000000" fo:border-bottom="thin dotted #000000" fo:border-left="2pt solid #000000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53" style:family="table-cell" style:parent-style-name="Default" style:data-style-name="N0">
      <style:table-cell-properties fo:border-top="thin dotted #000000" fo:border-bottom="2pt solid #000000" fo:border-left="2pt solid #000000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5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5" style:family="table-cell" style:parent-style-name="Porcentaje" style:data-style-name="N14">
      <style:table-cell-properties fo:border-top="none" fo:border-bottom="none" fo:border-left="none" fo:border-right="2pt solid #000000"/>
      <style:text-properties fo:color="#000000" style:font-name="Arial" style:font-name-asian="Arial" style:font-name-complex="Arial"/>
    </style:style>
    <style:style style:name="ce56" style:family="table-cell" style:parent-style-name="Porcentaje" style:data-style-name="N14">
      <style:table-cell-properties fo:border-top="none" fo:border-bottom="2pt solid #000000" fo:border-left="none" fo:border-right="2pt solid #000000"/>
      <style:text-properties fo:color="#000000" style:font-name="Arial" style:font-name-asian="Arial" style:font-name-complex="Arial"/>
    </style:style>
    <style:style style:name="ce57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00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60" style:family="table-cell" style:parent-style-name="Default" style:data-style-name="N15">
      <style:table-cell-properties style:vertical-align="top" fo:wrap-option="wrap" style:repeat-content="false"/>
      <style:paragraph-properties fo:text-align="center"/>
    </style:style>
    <style:style style:name="ce61" style:family="table-cell" style:parent-style-name="Default" style:data-style-name="N15">
      <style:table-cell-properties style:vertical-align="top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4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repeat-content="false"/>
      <style:paragraph-properties fo:text-align="center"/>
    </style:style>
    <style:style style:name="ce67" style:family="table-cell" style:parent-style-name="Default" style:data-style-name="N15">
      <style:table-cell-properties fo:border-top="none" fo:border-bottom="2pt solid #000000" fo:border-left="none" fo:border-right="none" style:vertical-align="top" fo:wrap-option="wrap" style:repeat-content="false"/>
      <style:paragraph-properties fo:text-align="center"/>
    </style:style>
    <style:style style:name="ce68" style:family="table-cell" style:parent-style-name="Default" style:data-style-name="N15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="2pt solid #000000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F00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3.00566666666667cm"/>
    </style:style>
    <style:style style:name="co4" style:family="table-column">
      <style:table-column-properties fo:break-before="auto" style:column-width="3.76766666666667cm"/>
    </style:style>
    <style:style style:name="co5" style:family="table-column">
      <style:table-column-properties fo:break-before="auto" style:column-width="4.910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3.72533333333333cm"/>
    </style:style>
    <style:style style:name="co8" style:family="table-column">
      <style:table-column-properties fo:break-before="auto" style:column-width="3.64066666666667cm"/>
    </style:style>
    <style:style style:name="co9" style:family="table-column">
      <style:table-column-properties fo:break-before="auto" style:column-width="3.788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4.2pt" style:use-optimal-row-height="true" fo:break-before="auto"/>
    </style:style>
    <style:style style:name="ro3" style:family="table-row">
      <style:table-row-properties style:row-height="64.0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etha_3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008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25"/>
          <table:table-cell office:value-type="string" table:style-name="ce34">
            <text:p>Coeficiente Betha</text:p>
          </table:table-cell>
          <table:table-cell office:value-type="float" office:value="3" table:style-name="ce35">
            <text:p>3</text:p>
          </table:table-cell>
          <table:table-cell office:value-type="string" table:style-name="ce12">
            <text:p>Kp = 3</text:p>
          </table:table-cell>
          <table:table-cell office:value-type="string" table:style-name="ce13">
            <text:p>Am = 1</text:p>
          </table:table-cell>
          <table:table-cell table:style-name="ce31"/>
          <table:table-cell table:number-columns-repeated="16377" table:style-name="ce1"/>
        </table:table-row>
        <table:table-row table:style-name="ro3">
          <table:table-cell table:style-name="ce4"/>
          <table:table-cell table:style-name="ce24"/>
          <table:table-cell office:value-type="string" table:style-name="ce36">
            <text:p>Potencia Armónico [dBm]</text:p>
          </table:table-cell>
          <table:table-cell office:value-type="string" table:style-name="ce37">
            <text:p>Potencia Armónico [mW]</text:p>
          </table:table-cell>
          <table:table-cell office:value-type="string" table:style-name="ce37">
            <text:p>Coeficiente de Bessel práctico</text:p>
          </table:table-cell>
          <table:table-cell office:value-type="string" table:style-name="ce38">
            <text:p>Coeficiente de Bessel teórico</text:p>
          </table:table-cell>
          <table:table-cell office:value-type="string" table:style-name="ce38">
            <text:p>%Error de coeficientes de Bessel</text:p>
          </table:table-cell>
          <table:table-cell table:number-columns-repeated="2" table:style-name="ce9"/>
          <table:table-cell table:number-columns-repeated="1006" table:style-name="ce5"/>
          <table:table-cell table:number-columns-repeated="15369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15">
            <text:p>J0(B)</text:p>
          </table:table-cell>
          <table:table-cell office:value-type="float" office:value="-30.44" table:style-name="ce26">
            <text:p>-30,44</text:p>
          </table:table-cell>
          <table:table-cell office:value-type="float" office:value="9.0364947372230105E-4" table:formula="of:=POWER(10;[.C4]/10)" table:style-name="ce6">
            <text:p>9,04E-04</text:p>
          </table:table-cell>
          <table:table-cell office:value-type="float" office:value="0.25861225560905765" table:formula="of:=SQRT([.D4]/[.$D$13])" table:style-name="ce7">
            <text:p>2,59E-01</text:p>
          </table:table-cell>
          <table:table-cell office:value-type="float" office:value="0.26005195771993089" table:formula="of:=ABS(BESSELJ([.D$2];[.A4]))" table:style-name="ce19">
            <text:p>0,260051958</text:p>
          </table:table-cell>
          <table:table-cell office:value-type="percentage" office:value="5.5362094694313491E-3" table:formula="of:=ABS(([.F4]-[.E4])/[.F4])" table:style-name="ce32">
            <text:p>0,55%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string" table:style-name="ce16">
            <text:p>J1(B)</text:p>
          </table:table-cell>
          <table:table-cell office:value-type="float" office:value="-28.08" table:style-name="ce18">
            <text:p>-28,08</text:p>
          </table:table-cell>
          <table:table-cell office:value-type="float" office:value="1.5559656316050741E-3" table:formula="of:=POWER(10;[.C5]/10)" table:style-name="ce6">
            <text:p>1,56E-03</text:p>
          </table:table-cell>
          <table:table-cell office:value-type="float" office:value="0.3393509756953339" table:formula="of:=SQRT([.D5]/[.$D$13])" table:style-name="ce7">
            <text:p>3,39E-01</text:p>
          </table:table-cell>
          <table:table-cell office:value-type="float" office:value="0.33905895827253579" table:formula="of:=ABS(BESSELJ([.D$2];[.A5]))" table:style-name="ce19">
            <text:p>0,339058958</text:p>
          </table:table-cell>
          <table:table-cell office:value-type="percentage" office:value="8.6125853829640989E-4" table:formula="of:=ABS(([.F5]-[.E5])/[.F5])" table:style-name="ce32">
            <text:p>0,09%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style-name="ce16">
            <text:p>J2(B)</text:p>
          </table:table-cell>
          <table:table-cell office:value-type="float" office:value="-24.97" table:style-name="ce18">
            <text:p>-24,97</text:p>
          </table:table-cell>
          <table:table-cell office:value-type="float" office:value="3.1841975217261225E-3" table:formula="of:=POWER(10;[.C6]/10)" table:style-name="ce6">
            <text:p>3,18E-03</text:p>
          </table:table-cell>
          <table:table-cell office:value-type="float" office:value="0.48545513826247344" table:formula="of:=SQRT([.D6]/[.$D$13])" table:style-name="ce7">
            <text:p>4,85E-01</text:p>
          </table:table-cell>
          <table:table-cell office:value-type="float" office:value="0.48609126323495477" table:formula="of:=ABS(BESSELJ([.D$2];[.A6]))" table:style-name="ce19">
            <text:p>0,486091263</text:p>
          </table:table-cell>
          <table:table-cell office:value-type="percentage" office:value="1.3086533755984398E-3" table:formula="of:=ABS(([.F6]-[.E6])/[.F6])" table:style-name="ce32">
            <text:p>0,13%</text:p>
          </table:table-cell>
          <table:table-cell table:number-columns-repeated="16377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16">
            <text:p>J3(B)</text:p>
          </table:table-cell>
          <table:table-cell office:value-type="float" office:value="-28.86" table:style-name="ce18">
            <text:p>-28,86</text:p>
          </table:table-cell>
          <table:table-cell office:value-type="float" office:value="1.3001695780332895E-3" table:formula="of:=POWER(10;[.C7]/10)" table:style-name="ce6">
            <text:p>1,30E-03</text:p>
          </table:table-cell>
          <table:table-cell office:value-type="float" office:value="0.31020522038895371" table:formula="of:=SQRT([.D7]/[.$D$13])" table:style-name="ce7">
            <text:p>3,10E-01</text:p>
          </table:table-cell>
          <table:table-cell office:value-type="float" office:value="0.30906286476756828" table:formula="of:=ABS(BESSELJ([.D$2];[.A7]))" table:style-name="ce19">
            <text:p>0,309062865</text:p>
          </table:table-cell>
          <table:table-cell office:value-type="percentage" office:value="3.6961917836506792E-3" table:formula="of:=ABS(([.F7]-[.E7])/[.F7])" table:style-name="ce32">
            <text:p>0,37%</text:p>
          </table:table-cell>
          <table:table-cell table:number-columns-repeated="16377" table:style-name="ce1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string" table:style-name="ce16">
            <text:p>J4(B)</text:p>
          </table:table-cell>
          <table:table-cell office:value-type="float" office:value="-36.270000000000003" table:style-name="ce18">
            <text:p>-36,27</text:p>
          </table:table-cell>
          <table:table-cell office:value-type="float" office:value="2.3604782331805758E-4" table:formula="of:=POWER(10;[.C8]/10)" table:style-name="ce6">
            <text:p>2,36E-04</text:p>
          </table:table-cell>
          <table:table-cell office:value-type="float" office:value="0.13217493399603802" table:formula="of:=SQRT([.D8]/[.$D$13])" table:style-name="ce7">
            <text:p>1,32E-01</text:p>
          </table:table-cell>
          <table:table-cell office:value-type="float" office:value="0.13203418393192615" table:formula="of:=ABS(BESSELJ([.D$2];[.A8]))" table:style-name="ce19">
            <text:p>0,132034184</text:p>
          </table:table-cell>
          <table:table-cell office:value-type="percentage" office:value="1.0660123001513388E-3" table:formula="of:=ABS(([.F8]-[.E8])/[.F8])" table:style-name="ce32">
            <text:p>0,11%</text:p>
          </table:table-cell>
          <table:table-cell table:number-columns-repeated="16377" table:style-name="ce1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16">
            <text:p>J5(B)</text:p>
          </table:table-cell>
          <table:table-cell office:value-type="float" office:value="-45.92" table:style-name="ce18">
            <text:p>-45,92</text:p>
          </table:table-cell>
          <table:table-cell office:value-type="float" office:value="2.5585858869056407E-5" table:formula="of:=POWER(10;[.C9]/10)" table:style-name="ce6">
            <text:p>2,56E-05</text:p>
          </table:table-cell>
          <table:table-cell office:value-type="float" office:value="4.3516013438828653E-2" table:formula="of:=SQRT([.D9]/[.$D$13])" table:style-name="ce7">
            <text:p>4,35E-02</text:p>
          </table:table-cell>
          <table:table-cell office:value-type="float" office:value="4.3028434877065341E-2" table:formula="of:=ABS(BESSELJ([.D$2];[.A9]))" table:style-name="ce19">
            <text:p>0,043028435</text:p>
          </table:table-cell>
          <table:table-cell office:value-type="percentage" office:value="1.133154304023261E-2" table:formula="of:=ABS(([.F9]-[.E9])/[.F9])" table:style-name="ce32">
            <text:p>1,13%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string" table:style-name="ce16">
            <text:p>J6(B)</text:p>
          </table:table-cell>
          <table:table-cell office:value-type="float" office:value="-57.41" table:style-name="ce18">
            <text:p>-57,41</text:p>
          </table:table-cell>
          <table:table-cell office:value-type="float" office:value="1.8155156627731339E-6" table:formula="of:=POWER(10;[.C10]/10)" table:style-name="ce6">
            <text:p>1,82E-06</text:p>
          </table:table-cell>
          <table:table-cell office:value-type="float" office:value="1.1591752564913104E-2" table:formula="of:=SQRT([.D10]/[.$D$13])" table:style-name="ce7">
            <text:p>1,16E-02</text:p>
          </table:table-cell>
          <table:table-cell office:value-type="float" office:value="1.1393932332213098E-2" table:formula="of:=ABS(BESSELJ([.D$2];[.A10]))" table:style-name="ce19">
            <text:p>0,011393932</text:p>
          </table:table-cell>
          <table:table-cell office:value-type="percentage" office:value="1.7361892885806078E-2" table:formula="of:=ABS(([.F10]-[.E10])/[.F10])" table:style-name="ce32">
            <text:p>1,74%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16">
            <text:p>J7(B)</text:p>
          </table:table-cell>
          <table:table-cell office:value-type="float" office:value="-69.72" table:style-name="ce18">
            <text:p>-69,72</text:p>
          </table:table-cell>
          <table:table-cell office:value-type="float" office:value="1.0665961212302592E-7" table:formula="of:=POWER(10;[.C11]/10)" table:style-name="ce6">
            <text:p>1,07E-07</text:p>
          </table:table-cell>
          <table:table-cell office:value-type="float" office:value="2.8096298107508667E-3" table:formula="of:=SQRT([.D11]/[.$D$13])" table:style-name="ce7">
            <text:p>2,81E-03</text:p>
          </table:table-cell>
          <table:table-cell office:value-type="float" office:value="2.5472944518046946E-3" table:formula="of:=ABS(BESSELJ([.D$2];[.A11]))" table:style-name="ce19">
            <text:p>0,002547294</text:p>
          </table:table-cell>
          <table:table-cell office:value-type="percentage" office:value="0.10298587929648809" table:formula="of:=ABS(([.F11]-[.E11])/[.F11])" table:style-name="ce32">
            <text:p>10,30%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7">
            <text:p>J8(B)</text:p>
          </table:table-cell>
          <table:table-cell office:value-type="float" office:value="-80.39" table:style-name="ce27">
            <text:p>-80,39</text:p>
          </table:table-cell>
          <table:table-cell office:value-type="float" office:value="9.1411324147024966E-9" table:formula="of:=POWER(10;[.C12]/10)" table:style-name="ce28">
            <text:p>9,14E-09</text:p>
          </table:table-cell>
          <table:table-cell office:value-type="float" office:value="8.2252499117949291E-4" table:formula="of:=SQRT([.D12]/[.$D$13])" table:style-name="ce29">
            <text:p>8,23E-04</text:p>
          </table:table-cell>
          <table:table-cell office:value-type="float" office:value="4.9344177620883501E-4" table:formula="of:=ABS(BESSELJ([.D$2];[.A12]))" table:style-name="ce23">
            <text:p>0,000493442</text:p>
          </table:table-cell>
          <table:table-cell office:value-type="percentage" office:value="0.66691397209826619" table:formula="of:=ABS(([.F12]-[.E12])/[.F12])" table:style-name="ce33">
            <text:p>66,69%</text:p>
          </table:table-cell>
          <table:table-cell table:number-columns-repeated="16377" table:style-name="ce1"/>
        </table:table-row>
        <table:table-row table:style-name="ro4">
          <table:table-cell table:style-name="ce2"/>
          <table:table-cell table:style-name="ce3"/>
          <table:table-cell office:value-type="string" table:number-columns-spanned="1" table:number-rows-spanned="2" table:style-name="ce71">
            <text:p>Potencia total</text:p>
          </table:table-cell>
          <table:table-cell office:value-type="float" office:value="1.3511444933640124E-2" table:formula="of:=+[.D4]+2*SUM([.D5:.D12])" table:style-name="ce41">
            <text:p>0,013511445</text:p>
          </table:table-cell>
          <table:table-cell office:value-type="string" table:style-name="ce42">
            <text:p>[mW]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3"/>
          <table:covered-table-cell/>
          <table:table-cell office:value-type="float" office:value="-18.692982044086786" table:formula="of:=10*LOG10([.D13])" table:style-name="ce44">
            <text:p>-18,69298204</text:p>
          </table:table-cell>
          <table:table-cell office:value-type="string" table:style-name="ce45">
            <text:p>[dBm]</text:p>
          </table:table-cell>
          <table:table-cell table:number-columns-repeated="6" table:style-name="ce1"/>
          <table:table-cell office:value-type="string" table:number-columns-spanned="5" table:number-rows-spanned="1" table:style-name="ce73">
            <text:p>Comprobación de Potencia</text:p>
          </table:table-cell>
          <table:covered-table-cell table:number-columns-repeated="4"/>
          <table:table-cell table:number-columns-repeated="16368" table:style-name="ce1"/>
        </table:table-row>
        <table:table-row table:style-name="ro4">
          <table:table-cell table:style-name="ce2"/>
          <table:table-cell office:value-type="error" office:string-value="#VALUE!" table:formula="of:=#VALUE!" table:number-columns-spanned="5" table:number-rows-spanned="16" table:style-name="ce39">
            <text:p>#¡VALOR!</text:p>
          </table:table-cell>
          <table:covered-table-cell table:number-columns-repeated="4"/>
          <table:table-cell office:value-type="error" office:string-value="#VALUE!" table:formula="of:=#VALUE!" table:number-columns-spanned="5" table:number-rows-spanned="16" table:style-name="ce74">
            <text:p>#¡VALOR!</text:p>
          </table:table-cell>
          <table:covered-table-cell table:number-columns-repeated="4"/>
          <table:table-cell office:value-type="error" office:string-value="#VALUE!" table:formula="of:=#VALUE!" table:number-columns-spanned="5" table:number-rows-spanned="16" table:style-name="ce73">
            <text:p>#¡VALOR!</text:p>
          </table:table-cell>
          <table:covered-table-cell table:number-columns-repeated="4"/>
          <table:table-cell table:number-columns-repeated="16368" table:style-name="ce1"/>
        </table:table-row>
        <table:table-row table:style-name="ro4">
          <table:table-cell table:style-name="ce2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68" table:style-name="ce1"/>
        </table:table-row>
        <table:table-row table:number-rows-repeated="14" table:style-name="ro4">
          <table:table-cell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68"/>
        </table:table-row>
        <table:table-row table:number-rows-repeated="2" table:style-name="ro4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number-rows-repeated="963" table:style-name="ro4">
          <table:table-cell/>
          <table:table-cell table:style-name="ce3"/>
          <table:table-cell table:number-columns-repeated="16382"/>
        </table:table-row>
        <table:table-row table:number-rows-repeated="1047576" table:style-name="ro5">
          <table:table-cell table:number-columns-repeated="16384"/>
        </table:table-row>
        <table:table-row table:number-rows-repeated="4" table:style-name="ro6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Print_Area" table:cell-range-address="Betha_3.$A$1:Betha_3.$Q$31" table:base-cell-address="Betha_3.$A$1"/>
        </table:named-expressions>
      </table:table>
      <table:table table:name="Betha_5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6" table:default-cell-style-name="ce1"/>
        <table:table-column table:style-name="co7" table:default-cell-style-name="ce1"/>
        <table:table-column table:style-name="co2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14"/>
          <table:table-cell office:value-type="string" table:style-name="ce57">
            <text:p>Coeficiente Betha</text:p>
          </table:table-cell>
          <table:table-cell office:value-type="float" office:value="5" table:style-name="ce35">
            <text:p>5</text:p>
          </table:table-cell>
          <table:table-cell office:value-type="string" table:style-name="ce12">
            <text:p>Kp = 5</text:p>
          </table:table-cell>
          <table:table-cell office:value-type="string" table:style-name="ce13">
            <text:p>Am = 1</text:p>
          </table:table-cell>
          <table:table-cell table:style-name="ce31"/>
          <table:table-cell table:number-columns-repeated="16377" table:style-name="ce1"/>
        </table:table-row>
        <table:table-row table:style-name="ro3">
          <table:table-cell table:style-name="ce4"/>
          <table:table-cell table:style-name="ce50"/>
          <table:table-cell office:value-type="string" table:style-name="ce62">
            <text:p>Potencia Armónico [dBm]</text:p>
          </table:table-cell>
          <table:table-cell office:value-type="string" table:style-name="ce63">
            <text:p>Potencia Armónico [mW]</text:p>
          </table:table-cell>
          <table:table-cell office:value-type="string" table:style-name="ce63">
            <text:p>Coeficiente de Bessel práctico</text:p>
          </table:table-cell>
          <table:table-cell office:value-type="string" table:style-name="ce54">
            <text:p>Coeficiente de Bessel teórico</text:p>
          </table:table-cell>
          <table:table-cell office:value-type="string" table:style-name="ce38">
            <text:p>%Error de coeficientes de Bessel</text:p>
          </table:table-cell>
          <table:table-cell table:number-columns-repeated="1008" table:style-name="ce5"/>
          <table:table-cell table:number-columns-repeated="15369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51">
            <text:p>J0(B)</text:p>
          </table:table-cell>
          <table:table-cell office:value-type="float" office:value="-33.9" table:style-name="ce64">
            <text:p>-33,9</text:p>
          </table:table-cell>
          <table:table-cell office:value-type="float" office:value="4.0738027780411293E-4" table:formula="of:=POWER(10;[.C4]/10)" table:style-name="ce60">
            <text:p>4,07E-04</text:p>
          </table:table-cell>
          <table:table-cell office:value-type="float" office:value="0.17508917096449209" table:formula="of:=SQRT([.D4]/[.$D$13])" table:style-name="ce61">
            <text:p>1,75E-01</text:p>
          </table:table-cell>
          <table:table-cell office:value-type="float" office:value="0.17759677411234329" table:formula="of:=ABS(BESSELJ([.D$2];[.A4]))" table:style-name="ce65">
            <text:p>0,177596774</text:p>
          </table:table-cell>
          <table:table-cell office:value-type="percentage" office:value="1.4119643559882194E-2" table:formula="of:=ABS(([.F4]-[.E4])/[.F4])" table:style-name="ce55">
            <text:p>1,41%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string" table:style-name="ce52">
            <text:p>J1(B)</text:p>
          </table:table-cell>
          <table:table-cell office:value-type="float" office:value="-28.46" table:style-name="ce64">
            <text:p>-28,46</text:p>
          </table:table-cell>
          <table:table-cell office:value-type="float" office:value="1.4256075936021867E-3" table:formula="of:=POWER(10;[.C5]/10)" table:style-name="ce60">
            <text:p>1,43E-03</text:p>
          </table:table-cell>
          <table:table-cell office:value-type="float" office:value="0.32753618509472937" table:formula="of:=SQRT([.D5]/[.$D$13])" table:style-name="ce61">
            <text:p>3,28E-01</text:p>
          </table:table-cell>
          <table:table-cell office:value-type="float" office:value="0.32757913856636323" table:formula="of:=ABS(BESSELJ([.D$2];[.A5]))" table:style-name="ce65">
            <text:p>0,327579139</text:p>
          </table:table-cell>
          <table:table-cell office:value-type="percentage" office:value="1.3112395319750655E-4" table:formula="of:=ABS(([.F5]-[.E5])/[.F5])" table:style-name="ce55">
            <text:p>0,01%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style-name="ce52">
            <text:p>j2(B)</text:p>
          </table:table-cell>
          <table:table-cell office:value-type="float" office:value="-45.38" table:style-name="ce64">
            <text:p>-45,38</text:p>
          </table:table-cell>
          <table:table-cell office:value-type="float" office:value="2.8973435877013189E-5" table:formula="of:=POWER(10;[.C6]/10)" table:style-name="ce60">
            <text:p>2,90E-05</text:p>
          </table:table-cell>
          <table:table-cell office:value-type="float" office:value="4.6693807265053795E-2" table:formula="of:=SQRT([.D6]/[.$D$13])" table:style-name="ce61">
            <text:p>4,67E-02</text:p>
          </table:table-cell>
          <table:table-cell office:value-type="float" office:value="4.656511868579799E-2" table:formula="of:=ABS(BESSELJ([.D$2];[.A6]))" table:style-name="ce65">
            <text:p>0,046565119</text:p>
          </table:table-cell>
          <table:table-cell office:value-type="percentage" office:value="2.7636261409348432E-3" table:formula="of:=ABS(([.F6]-[.E6])/[.F6])" table:style-name="ce55">
            <text:p>0,28%</text:p>
          </table:table-cell>
          <table:table-cell table:number-columns-repeated="16377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52">
            <text:p>j3(B)</text:p>
          </table:table-cell>
          <table:table-cell office:value-type="float" office:value="-27.51" table:style-name="ce64">
            <text:p>-27,51</text:p>
          </table:table-cell>
          <table:table-cell office:value-type="float" office:value="1.7741894808901641E-3" table:formula="of:=POWER(10;[.C7]/10)" table:style-name="ce60">
            <text:p>1,77E-03</text:p>
          </table:table-cell>
          <table:table-cell office:value-type="float" office:value="0.3653922118684888" table:formula="of:=SQRT([.D7]/[.$D$13])" table:style-name="ce61">
            <text:p>3,65E-01</text:p>
          </table:table-cell>
          <table:table-cell office:value-type="float" office:value="0.36483123351500163" table:formula="of:=ABS(BESSELJ([.D$2];[.A7]))" table:style-name="ce65">
            <text:p>0,364831234</text:p>
          </table:table-cell>
          <table:table-cell office:value-type="percentage" office:value="1.5376379595638614E-3" table:formula="of:=ABS(([.F7]-[.E7])/[.F7])" table:style-name="ce55">
            <text:p>0,15%</text:p>
          </table:table-cell>
          <table:table-cell table:number-columns-repeated="16377" table:style-name="ce1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string" table:style-name="ce52">
            <text:p>j4(B)</text:p>
          </table:table-cell>
          <table:table-cell office:value-type="float" office:value="-26.94" table:style-name="ce64">
            <text:p>-26,94</text:p>
          </table:table-cell>
          <table:table-cell office:value-type="float" office:value="2.0230191786782714E-3" table:formula="of:=POWER(10;[.C8]/10)" table:style-name="ce60">
            <text:p>2,02E-03</text:p>
          </table:table-cell>
          <table:table-cell office:value-type="float" office:value="0.39017486283387154" table:formula="of:=SQRT([.D8]/[.$D$13])" table:style-name="ce61">
            <text:p>3,90E-01</text:p>
          </table:table-cell>
          <table:table-cell office:value-type="float" office:value="0.39123236153220403" table:formula="of:=ABS(BESSELJ([.D$2];[.A8]))" table:style-name="ce65">
            <text:p>0,391232362</text:p>
          </table:table-cell>
          <table:table-cell office:value-type="percentage" office:value="2.7029939297223645E-3" table:formula="of:=ABS(([.F8]-[.E8])/[.F8])" table:style-name="ce55">
            <text:p>0,27%</text:p>
          </table:table-cell>
          <table:table-cell table:number-columns-repeated="16377" table:style-name="ce1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52">
            <text:p>j5(B)</text:p>
          </table:table-cell>
          <table:table-cell office:value-type="float" office:value="-30.38" table:style-name="ce64">
            <text:p>-30,38</text:p>
          </table:table-cell>
          <table:table-cell office:value-type="float" office:value="9.1622049012199912E-4" table:formula="of:=POWER(10;[.C9]/10)" table:style-name="ce60">
            <text:p>9,16E-04</text:p>
          </table:table-cell>
          <table:table-cell office:value-type="float" office:value="0.26257857455613109" table:formula="of:=SQRT([.D9]/[.$D$13])" table:style-name="ce61">
            <text:p>2,63E-01</text:p>
          </table:table-cell>
          <table:table-cell office:value-type="float" office:value="0.26114054698721451" table:formula="of:=ABS(BESSELJ([.D$2];[.A9]))" table:style-name="ce65">
            <text:p>0,261140547</text:p>
          </table:table-cell>
          <table:table-cell office:value-type="percentage" office:value="5.5067188359186328E-3" table:formula="of:=ABS(([.F9]-[.E9])/[.F9])" table:style-name="ce55">
            <text:p>0,55%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string" table:style-name="ce52">
            <text:p>j6(B)</text:p>
          </table:table-cell>
          <table:table-cell office:value-type="float" office:value="-36.4" table:style-name="ce64">
            <text:p>-36,4</text:p>
          </table:table-cell>
          <table:table-cell office:value-type="float" office:value="2.2908676527677712E-4" table:formula="of:=POWER(10;[.C10]/10)" table:style-name="ce60">
            <text:p>2,29E-04</text:p>
          </table:table-cell>
          <table:table-cell office:value-type="float" office:value="0.1312983554230929" table:formula="of:=SQRT([.D10]/[.$D$13])" table:style-name="ce61">
            <text:p>1,31E-01</text:p>
          </table:table-cell>
          <table:table-cell office:value-type="float" office:value="0.1310487317890571" table:formula="of:=ABS(BESSELJ([.D$2];[.A10]))" table:style-name="ce65">
            <text:p>0,131048732</text:p>
          </table:table-cell>
          <table:table-cell office:value-type="percentage" office:value="1.9048153356997588E-3" table:formula="of:=ABS(([.F10]-[.E10])/[.F10])" table:style-name="ce55">
            <text:p>0,19%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52">
            <text:p>j7(B)</text:p>
          </table:table-cell>
          <table:table-cell office:value-type="float" office:value="-44.11" table:style-name="ce64">
            <text:p>-44,11</text:p>
          </table:table-cell>
          <table:table-cell office:value-type="float" office:value="3.881503659906485E-5" table:formula="of:=POWER(10;[.C11]/10)" table:style-name="ce60">
            <text:p>3,88E-05</text:p>
          </table:table-cell>
          <table:table-cell office:value-type="float" office:value="5.4045468554601704E-2" table:formula="of:=SQRT([.D11]/[.$D$13])" table:style-name="ce61">
            <text:p>5,40E-02</text:p>
          </table:table-cell>
          <table:table-cell office:value-type="float" office:value="5.3376410155932238E-2" table:formula="of:=ABS(BESSELJ([.D$2];[.A11]))" table:style-name="ce65">
            <text:p>0,05337641</text:p>
          </table:table-cell>
          <table:table-cell office:value-type="percentage" office:value="1.2534720801097313E-2" table:formula="of:=ABS(([.F11]-[.E11])/[.F11])" table:style-name="ce55">
            <text:p>1,25%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53">
            <text:p>j8(B)</text:p>
          </table:table-cell>
          <table:table-cell office:value-type="float" office:value="-53.25" table:style-name="ce66">
            <text:p>-53,25</text:p>
          </table:table-cell>
          <table:table-cell office:value-type="float" office:value="4.7315125896147936E-6" table:formula="of:=POWER(10;[.C12]/10)" table:style-name="ce67">
            <text:p>4,73E-06</text:p>
          </table:table-cell>
          <table:table-cell office:value-type="float" office:value="1.8869451941341618E-2" table:formula="of:=SQRT([.D12]/[.$D$13])" table:style-name="ce68">
            <text:p>1,89E-02</text:p>
          </table:table-cell>
          <table:table-cell office:value-type="float" office:value="1.8405216654802155E-2" table:formula="of:=ABS(BESSELJ([.D$2];[.A12]))" table:style-name="ce69">
            <text:p>0,018405217</text:p>
          </table:table-cell>
          <table:table-cell office:value-type="percentage" office:value="2.5223027538680873E-2" table:formula="of:=ABS(([.F12]-[.E12])/[.F12])" table:style-name="ce56">
            <text:p>2,52%</text:p>
          </table:table-cell>
          <table:table-cell table:number-columns-repeated="16377" table:style-name="ce1"/>
        </table:table-row>
        <table:table-row table:style-name="ro4">
          <table:table-cell table:style-name="ce2"/>
          <table:table-cell table:style-name="ce3"/>
          <table:table-cell office:value-type="string" table:number-columns-spanned="1" table:number-rows-spanned="2" table:style-name="ce72">
            <text:p>Potencia total</text:p>
          </table:table-cell>
          <table:table-cell office:value-type="float" office:value="1.3288667265074295E-2" table:formula="of:=+[.D4]+2*SUM([.D5:.D12])" table:style-name="ce11">
            <text:p>0,013288667</text:p>
          </table:table-cell>
          <table:table-cell office:value-type="string" table:style-name="ce59">
            <text:p>[mW]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3"/>
          <table:covered-table-cell/>
          <table:table-cell office:value-type="float" office:value="-18.765185727402866" table:formula="of:=10*LOG10([.D13])" table:style-name="ce44">
            <text:p>-18,76518573</text:p>
          </table:table-cell>
          <table:table-cell office:value-type="string" table:style-name="ce45">
            <text:p>[dBm]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office:value-type="error" office:string-value="#VALUE!" table:formula="of:=#VALUE!" table:number-columns-spanned="5" table:number-rows-spanned="16" table:style-name="ce39">
            <text:p>#¡VALOR!</text:p>
          </table:table-cell>
          <table:covered-table-cell table:number-columns-repeated="4"/>
          <table:table-cell office:value-type="error" office:string-value="#VALUE!" table:formula="of:=#VALUE!" table:number-columns-spanned="5" table:number-rows-spanned="16" table:style-name="ce74">
            <text:p>#¡VALOR!</text:p>
          </table:table-cell>
          <table:covered-table-cell table:number-columns-repeated="4"/>
          <table:table-cell table:number-columns-repeated="16373" table:style-name="ce1"/>
        </table:table-row>
        <table:table-row table:style-name="ro4">
          <table:table-cell table:style-name="ce2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73" table:style-name="ce1"/>
        </table:table-row>
        <table:table-row table:number-rows-repeated="14" table:style-name="ro4">
          <table:table-cell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73" table:style-name="ce1"/>
        </table:table-row>
        <table:table-row table:style-name="ro4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number-rows-repeated="964" table:style-name="ro4">
          <table:table-cell table:style-name="ce2"/>
          <table:table-cell table:style-name="ce3"/>
          <table:table-cell table:number-columns-repeated="2" table:style-name="ce2"/>
          <table:table-cell table:number-columns-repeated="1011" table:style-name="ce1"/>
          <table:table-cell table:number-columns-repeated="15369" table:style-name="ce2"/>
        </table:table-row>
        <table:table-row table:number-rows-repeated="1047576" table:style-name="ro5">
          <table:table-cell table:number-columns-repeated="16384"/>
        </table:table-row>
        <table:table-row table:style-name="ro6">
          <table:table-cell table:style-name="ce2"/>
          <table:table-cell table:style-name="ce1"/>
          <table:table-cell table:number-columns-repeated="2" table:style-name="ce2"/>
          <table:table-cell table:number-columns-repeated="1011" table:style-name="ce1"/>
          <table:table-cell table:number-columns-repeated="15369" table:style-name="ce2"/>
        </table:table-row>
        <table:table-row table:number-rows-repeated="4" table:style-name="ro5">
          <table:table-cell table:number-columns-repeated="16384"/>
        </table:table-row>
        <table:named-expressions>
          <table:named-range table:name="Print_Area" table:cell-range-address="Betha_5.$A$1:Betha_5.$L$31" table:base-cell-address="Betha_5.$A$1"/>
        </table:named-expressions>
      </table:table>
      <table:table table:name="Betha_15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6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10"/>
          <table:table-cell office:value-type="string" table:style-name="ce57">
            <text:p>Coeficiente Betha</text:p>
          </table:table-cell>
          <table:table-cell office:value-type="float" office:value="15" table:style-name="ce35">
            <text:p>15</text:p>
          </table:table-cell>
          <table:table-cell office:value-type="string" table:style-name="ce12">
            <text:p>Kp = 5</text:p>
          </table:table-cell>
          <table:table-cell office:value-type="string" table:style-name="ce13">
            <text:p>Am = 3</text:p>
          </table:table-cell>
          <table:table-cell table:style-name="ce70"/>
          <table:table-cell table:number-columns-repeated="16377" table:style-name="ce1"/>
        </table:table-row>
        <table:table-row table:style-name="ro3">
          <table:table-cell table:style-name="ce4"/>
          <table:table-cell table:style-name="ce30"/>
          <table:table-cell office:value-type="string" table:style-name="ce62">
            <text:p>Potencia Armónico [dBm]</text:p>
          </table:table-cell>
          <table:table-cell office:value-type="string" table:style-name="ce63">
            <text:p>Potencia Armónico [mW]</text:p>
          </table:table-cell>
          <table:table-cell office:value-type="string" table:style-name="ce63">
            <text:p>Coeficiente de Bessel práctico</text:p>
          </table:table-cell>
          <table:table-cell office:value-type="string" table:style-name="ce54">
            <text:p>Coeficiente de Bessel teórico</text:p>
          </table:table-cell>
          <table:table-cell office:value-type="string" table:style-name="ce54">
            <text:p>%Error de coeficientes de Bessel</text:p>
          </table:table-cell>
          <table:table-cell table:number-columns-repeated="1008" table:style-name="ce5"/>
          <table:table-cell table:number-columns-repeated="15369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51">
            <text:p>J0(B)</text:p>
          </table:table-cell>
          <table:table-cell office:value-type="float" office:value="-55.52" table:style-name="ce26">
            <text:p>-55,52</text:p>
          </table:table-cell>
          <table:table-cell office:value-type="float" office:value="2.8054336379517087E-6" table:formula="of:=POWER(10;[.C4]/10)" table:style-name="ce6">
            <text:p>2,81E-06</text:p>
          </table:table-cell>
          <table:table-cell office:value-type="float" office:value="1.4492692013390799E-2" table:formula="of:=SQRT([.D4]/[.$D$22])" table:style-name="ce7">
            <text:p>1,45E-02</text:p>
          </table:table-cell>
          <table:table-cell office:value-type="float" office:value="1.4224472705558025E-2" table:formula="of:=ABS(BESSELJ([.D$2];[.A4]))" table:style-name="ce19">
            <text:p>0,014224473</text:p>
          </table:table-cell>
          <table:table-cell office:value-type="percentage" office:value="1.8856186333569336E-2" table:formula="of:=ABS(([.F4]-[.E4])/[.F4])" table:style-name="ce55">
            <text:p>1,89%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string" table:style-name="ce52">
            <text:p>J1(B)</text:p>
          </table:table-cell>
          <table:table-cell office:value-type="float" office:value="-32.479999999999997" table:style-name="ce18">
            <text:p>-32,48</text:p>
          </table:table-cell>
          <table:table-cell office:value-type="float" office:value="5.6493697481230232E-4" table:formula="of:=POWER(10;[.C5]/10)" table:style-name="ce6">
            <text:p>5,65E-04</text:p>
          </table:table-cell>
          <table:table-cell office:value-type="float" office:value="0.20565963611125659" table:formula="of:=SQRT([.D5]/[.$D$22])" table:style-name="ce7">
            <text:p>2,06E-01</text:p>
          </table:table-cell>
          <table:table-cell office:value-type="float" office:value="0.20510386426874308" table:formula="of:=ABS(BESSELJ([.D$2];[.A5]))" table:style-name="ce19">
            <text:p>0,205103864</text:p>
          </table:table-cell>
          <table:table-cell office:value-type="percentage" office:value="2.7097092709345459E-3" table:formula="of:=ABS(([.F5]-[.E5])/[.F5])" table:style-name="ce55">
            <text:p>0,27%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style-name="ce52">
            <text:p>j2(B)</text:p>
          </table:table-cell>
          <table:table-cell office:value-type="float" office:value="-46.29" table:style-name="ce18">
            <text:p>-46,29</text:p>
          </table:table-cell>
          <table:table-cell office:value-type="float" office:value="2.3496328208483083E-5" table:formula="of:=POWER(10;[.C6]/10)" table:style-name="ce6">
            <text:p>2,35E-05</text:p>
          </table:table-cell>
          <table:table-cell office:value-type="float" office:value="4.1941992962453115E-2" table:formula="of:=SQRT([.D6]/[.$D$22])" table:style-name="ce7">
            <text:p>4,19E-02</text:p>
          </table:table-cell>
          <table:table-cell office:value-type="float" office:value="4.1571654608057104E-2" table:formula="of:=ABS(BESSELJ([.D$2];[.A6]))" table:style-name="ce19">
            <text:p>0,041571655</text:p>
          </table:table-cell>
          <table:table-cell office:value-type="percentage" office:value="8.9084343138998903E-3" table:formula="of:=ABS(([.F6]-[.E6])/[.F6])" table:style-name="ce55">
            <text:p>0,89%</text:p>
          </table:table-cell>
          <table:table-cell table:number-columns-repeated="16377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52">
            <text:p>j3(B)</text:p>
          </table:table-cell>
          <table:table-cell office:value-type="float" office:value="-32.46" table:style-name="ce18">
            <text:p>-32,46</text:p>
          </table:table-cell>
          <table:table-cell office:value-type="float" office:value="5.6754460540854666E-4" table:formula="of:=POWER(10;[.C7]/10)" table:style-name="ce6">
            <text:p>5,68E-04</text:p>
          </table:table-cell>
          <table:table-cell office:value-type="float" office:value="0.20613373053550718" table:formula="of:=SQRT([.D7]/[.$D$22])" table:style-name="ce7">
            <text:p>2,06E-01</text:p>
          </table:table-cell>
          <table:table-cell office:value-type="float" office:value="0.19401808970659451" table:formula="of:=ABS(BESSELJ([.D$2];[.A7]))" table:style-name="ce19">
            <text:p>0,19401809</text:p>
          </table:table-cell>
          <table:table-cell office:value-type="percentage" office:value="6.2445934022104077E-2" table:formula="of:=ABS(([.F7]-[.E7])/[.F7])" table:style-name="ce55">
            <text:p>6,24%</text:p>
          </table:table-cell>
          <table:table-cell table:number-columns-repeated="16377" table:style-name="ce1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string" table:style-name="ce52">
            <text:p>j4(B)</text:p>
          </table:table-cell>
          <table:table-cell office:value-type="float" office:value="-37.21" table:style-name="ce18">
            <text:p>-37,21</text:p>
          </table:table-cell>
          <table:table-cell office:value-type="float" office:value="1.9010782799232985E-4" table:formula="of:=POWER(10;[.C8]/10)" table:style-name="ce6">
            <text:p>1,90E-04</text:p>
          </table:table-cell>
          <table:table-cell office:value-type="float" office:value="0.11930236775055199" table:formula="of:=SQRT([.D8]/[.$D$22])" table:style-name="ce7">
            <text:p>1,19E-01</text:p>
          </table:table-cell>
          <table:table-cell office:value-type="float" office:value="0.11917889049069491" table:formula="of:=ABS(BESSELJ([.D$2];[.A8]))" table:style-name="ce19">
            <text:p>0,11917889</text:p>
          </table:table-cell>
          <table:table-cell office:value-type="percentage" office:value="1.0360665328287967E-3" table:formula="of:=ABS(([.F8]-[.E8])/[.F8])" table:style-name="ce55">
            <text:p>0,10%</text:p>
          </table:table-cell>
          <table:table-cell table:number-columns-repeated="16377" table:style-name="ce1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52">
            <text:p>j5(B)</text:p>
          </table:table-cell>
          <table:table-cell office:value-type="float" office:value="-36.4" table:style-name="ce18">
            <text:p>-36,4</text:p>
          </table:table-cell>
          <table:table-cell office:value-type="float" office:value="2.2908676527677712E-4" table:formula="of:=POWER(10;[.C9]/10)" table:style-name="ce6">
            <text:p>2,29E-04</text:p>
          </table:table-cell>
          <table:table-cell office:value-type="float" office:value="0.13096313510720003" table:formula="of:=SQRT([.D9]/[.$D$22])" table:style-name="ce7">
            <text:p>1,31E-01</text:p>
          </table:table-cell>
          <table:table-cell office:value-type="float" office:value="0.13045601477822388" table:formula="of:=ABS(BESSELJ([.D$2];[.A9]))" table:style-name="ce19">
            <text:p>0,130456015</text:p>
          </table:table-cell>
          <table:table-cell office:value-type="percentage" office:value="3.887289749255791E-3" table:formula="of:=ABS(([.F9]-[.E9])/[.F9])" table:style-name="ce55">
            <text:p>0,39%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string" table:style-name="ce52">
            <text:p>j6(B)</text:p>
          </table:table-cell>
          <table:table-cell office:value-type="float" office:value="-32.53" table:style-name="ce18">
            <text:p>-32,53</text:p>
          </table:table-cell>
          <table:table-cell office:value-type="float" office:value="5.5847019473683011E-4" table:formula="of:=POWER(10;[.C10]/10)" table:style-name="ce6">
            <text:p>5,58E-04</text:p>
          </table:table-cell>
          <table:table-cell office:value-type="float" office:value="0.20447916500911606" table:formula="of:=SQRT([.D10]/[.$D$22])" table:style-name="ce7">
            <text:p>2,04E-01</text:p>
          </table:table-cell>
          <table:table-cell office:value-type="float" office:value="0.20614956700951081" table:formula="of:=ABS(BESSELJ([.D$2];[.A10]))" table:style-name="ce19">
            <text:p>0,206149567</text:p>
          </table:table-cell>
          <table:table-cell office:value-type="percentage" office:value="8.1028644620810206E-3" table:formula="of:=ABS(([.F10]-[.E10])/[.F10])" table:style-name="ce55">
            <text:p>0,81%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52">
            <text:p>j7(B)</text:p>
          </table:table-cell>
          <table:table-cell office:value-type="float" office:value="-47.92" table:style-name="ce18">
            <text:p>-47,92</text:p>
          </table:table-cell>
          <table:table-cell office:value-type="float" office:value="1.6143585568264861E-5" table:formula="of:=POWER(10;[.C11]/10)" table:style-name="ce6">
            <text:p>1,61E-05</text:p>
          </table:table-cell>
          <table:table-cell office:value-type="float" office:value="3.4765546686932734E-2" table:formula="of:=SQRT([.D11]/[.$D$22])" table:style-name="ce7">
            <text:p>3,48E-02</text:p>
          </table:table-cell>
          <table:table-cell office:value-type="float" office:value="3.4463638829384774E-2" table:formula="of:=ABS(BESSELJ([.D$2];[.A11]))" table:style-name="ce19">
            <text:p>0,034463639</text:p>
          </table:table-cell>
          <table:table-cell office:value-type="percentage" office:value="8.7601851633421889E-3" table:formula="of:=ABS(([.F11]-[.E11])/[.F11])" table:style-name="ce55">
            <text:p>0,88%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style-name="ce2">
            <text:p>8</text:p>
          </table:table-cell>
          <table:table-cell office:value-type="string" table:style-name="ce52">
            <text:p>j8(B)</text:p>
          </table:table-cell>
          <table:table-cell office:value-type="float" office:value="-34" table:style-name="ce18">
            <text:p>-34</text:p>
          </table:table-cell>
          <table:table-cell office:value-type="float" office:value="3.9810717055349708E-4" table:formula="of:=POWER(10;[.C12]/10)" table:style-name="ce6">
            <text:p>3,98E-04</text:p>
          </table:table-cell>
          <table:table-cell office:value-type="float" office:value="0.17264303535753964" table:formula="of:=SQRT([.D12]/[.$D$22])" table:style-name="ce7">
            <text:p>1,73E-01</text:p>
          </table:table-cell>
          <table:table-cell office:value-type="float" office:value="0.17398350410208502" table:formula="of:=ABS(BESSELJ([.D$2];[.A12]))" table:style-name="ce19">
            <text:p>0,173983504</text:p>
          </table:table-cell>
          <table:table-cell office:value-type="percentage" office:value="7.7045737839540208E-3" table:formula="of:=ABS(([.F12]-[.E12])/[.F12])" table:style-name="ce55">
            <text:p>0,77%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style-name="ce2">
            <text:p>9</text:p>
          </table:table-cell>
          <table:table-cell office:value-type="string" table:style-name="ce52">
            <text:p>J9(B)</text:p>
          </table:table-cell>
          <table:table-cell office:value-type="float" office:value="-31.92" table:style-name="ce18">
            <text:p>-31,92</text:p>
          </table:table-cell>
          <table:table-cell office:value-type="float" office:value="6.426877173170189E-4" table:formula="of:=POWER(10;[.C13]/10)" table:style-name="ce6">
            <text:p>6,43E-04</text:p>
          </table:table-cell>
          <table:table-cell office:value-type="float" office:value="0.21935577016989247" table:formula="of:=SQRT([.D13]/[.$D$22])" table:style-name="ce7">
            <text:p>2,19E-01</text:p>
          </table:table-cell>
          <table:table-cell office:value-type="float" office:value="0.22004604320494212" table:formula="of:=ABS(BESSELJ([.D$2];[.A13]))" table:style-name="ce19">
            <text:p>0,220046043</text:p>
          </table:table-cell>
          <table:table-cell office:value-type="percentage" office:value="3.1369481813710966E-3" table:formula="of:=ABS(([.F13]-[.E13])/[.F13])" table:style-name="ce55">
            <text:p>0,31%</text:p>
          </table:table-cell>
          <table:table-cell table:number-columns-repeated="16377" table:style-name="ce1"/>
        </table:table-row>
        <table:table-row table:style-name="ro4">
          <table:table-cell office:value-type="float" office:value="10" table:style-name="ce2">
            <text:p>10</text:p>
          </table:table-cell>
          <table:table-cell office:value-type="string" table:style-name="ce52">
            <text:p>J10(B)</text:p>
          </table:table-cell>
          <table:table-cell office:value-type="float" office:value="-39.69" table:style-name="ce18">
            <text:p>-39,69</text:p>
          </table:table-cell>
          <table:table-cell office:value-type="float" office:value="1.0739894123412443E-4" table:formula="of:=POWER(10;[.C14]/10)" table:style-name="ce6">
            <text:p>1,07E-04</text:p>
          </table:table-cell>
          <table:table-cell office:value-type="float" office:value="8.9670390911894132E-2" table:formula="of:=SQRT([.D14]/[.$D$22])" table:style-name="ce7">
            <text:p>8,97E-02</text:p>
          </table:table-cell>
          <table:table-cell office:value-type="float" office:value="9.0071747743845521E-2" table:formula="of:=ABS(BESSELJ([.D$2];[.A14]))" table:style-name="ce19">
            <text:p>0,090071748</text:p>
          </table:table-cell>
          <table:table-cell office:value-type="percentage" office:value="4.4559680699524607E-3" table:formula="of:=ABS(([.F14]-[.E14])/[.F14])" table:style-name="ce55">
            <text:p>0,45%</text:p>
          </table:table-cell>
          <table:table-cell table:number-columns-repeated="16377" table:style-name="ce1"/>
        </table:table-row>
        <table:table-row table:style-name="ro4">
          <table:table-cell office:value-type="float" office:value="11" table:style-name="ce2">
            <text:p>11</text:p>
          </table:table-cell>
          <table:table-cell office:value-type="string" table:style-name="ce52">
            <text:p>J11(B)</text:p>
          </table:table-cell>
          <table:table-cell office:value-type="float" office:value="-38.76" table:style-name="ce18">
            <text:p>-38,76</text:p>
          </table:table-cell>
          <table:table-cell office:value-type="float" office:value="1.3304544179780899E-4" table:formula="of:=POWER(10;[.C15]/10)" table:style-name="ce6">
            <text:p>1,33E-04</text:p>
          </table:table-cell>
          <table:table-cell office:value-type="float" office:value="9.9804256352319265E-2" table:formula="of:=SQRT([.D15]/[.$D$22])" table:style-name="ce7">
            <text:p>9,98E-02</text:p>
          </table:table-cell>
          <table:table-cell office:value-type="float" office:value="9.9950379546481422E-2" table:formula="of:=ABS(BESSELJ([.D$2];[.A15]))" table:style-name="ce19">
            <text:p>0,09995038</text:p>
          </table:table-cell>
          <table:table-cell office:value-type="percentage" office:value="1.4619573714995521E-3" table:formula="of:=ABS(([.F15]-[.E15])/[.F15])" table:style-name="ce55">
            <text:p>0,15%</text:p>
          </table:table-cell>
          <table:table-cell table:number-columns-repeated="16377" table:style-name="ce1"/>
        </table:table-row>
        <table:table-row table:style-name="ro4">
          <table:table-cell office:value-type="float" office:value="12" table:style-name="ce2">
            <text:p>12</text:p>
          </table:table-cell>
          <table:table-cell office:value-type="string" table:style-name="ce52">
            <text:p>J12(B)</text:p>
          </table:table-cell>
          <table:table-cell office:value-type="float" office:value="-31.32" table:style-name="ce18">
            <text:p>-31,32</text:p>
          </table:table-cell>
          <table:table-cell office:value-type="float" office:value="7.379042301291004E-4" table:formula="of:=POWER(10;[.C16]/10)" table:style-name="ce6">
            <text:p>7,38E-04</text:p>
          </table:table-cell>
          <table:table-cell office:value-type="float" office:value="0.23504394245230328" table:formula="of:=SQRT([.D16]/[.$D$22])" table:style-name="ce7">
            <text:p>2,35E-01</text:p>
          </table:table-cell>
          <table:table-cell office:value-type="float" office:value="0.2366656377453516" table:formula="of:=ABS(BESSELJ([.D$2];[.A16]))" table:style-name="ce19">
            <text:p>0,236665638</text:p>
          </table:table-cell>
          <table:table-cell office:value-type="percentage" office:value="6.8522634231896057E-3" table:formula="of:=ABS(([.F16]-[.E16])/[.F16])" table:style-name="ce55">
            <text:p>0,69%</text:p>
          </table:table-cell>
          <table:table-cell table:number-columns-repeated="16377" table:style-name="ce1"/>
        </table:table-row>
        <table:table-row table:style-name="ro4">
          <table:table-cell office:value-type="float" office:value="13" table:style-name="ce2">
            <text:p>13</text:p>
          </table:table-cell>
          <table:table-cell office:value-type="string" table:style-name="ce52">
            <text:p>J13(B)</text:p>
          </table:table-cell>
          <table:table-cell office:value-type="float" office:value="-29.86" table:style-name="ce18">
            <text:p>-29,86</text:p>
          </table:table-cell>
          <table:table-cell office:value-type="float" office:value="1.0327614057613977E-3" table:formula="of:=POWER(10;[.C17]/10)" table:style-name="ce6">
            <text:p>1,03E-03</text:p>
          </table:table-cell>
          <table:table-cell office:value-type="float" office:value="0.2780667513425491" table:formula="of:=SQRT([.D17]/[.$D$22])" table:style-name="ce7">
            <text:p>2,78E-01</text:p>
          </table:table-cell>
          <table:table-cell office:value-type="float" office:value="0.27871464084608111" table:formula="of:=ABS(BESSELJ([.D$2];[.A17]))" table:style-name="ce19">
            <text:p>0,278714641</text:p>
          </table:table-cell>
          <table:table-cell office:value-type="percentage" office:value="2.3245621455881844E-3" table:formula="of:=ABS(([.F17]-[.E17])/[.F17])" table:style-name="ce55">
            <text:p>0,23%</text:p>
          </table:table-cell>
          <table:table-cell table:number-columns-repeated="16377" table:style-name="ce1"/>
        </table:table-row>
        <table:table-row table:style-name="ro4">
          <table:table-cell office:value-type="float" office:value="14" table:style-name="ce2">
            <text:p>14</text:p>
          </table:table-cell>
          <table:table-cell office:value-type="string" table:style-name="ce52">
            <text:p>J14(B)</text:p>
          </table:table-cell>
          <table:table-cell office:value-type="float" office:value="-30.97" table:style-name="ce18">
            <text:p>-30,97</text:p>
          </table:table-cell>
          <table:table-cell office:value-type="float" office:value="7.9983425500702822E-4" table:formula="of:=POWER(10;[.C18]/10)" table:style-name="ce6">
            <text:p>8,00E-04</text:p>
          </table:table-cell>
          <table:table-cell office:value-type="float" office:value="0.24470850457427118" table:formula="of:=SQRT([.D18]/[.$D$22])" table:style-name="ce7">
            <text:p>2,45E-01</text:p>
          </table:table-cell>
          <table:table-cell office:value-type="float" office:value="0.24643973972118899" table:formula="of:=ABS(BESSELJ([.D$2];[.A18]))" table:style-name="ce19">
            <text:p>0,24643974</text:p>
          </table:table-cell>
          <table:table-cell office:value-type="percentage" office:value="7.0249836689344489E-3" table:formula="of:=ABS(([.F18]-[.E18])/[.F18])" table:style-name="ce55">
            <text:p>0,70%</text:p>
          </table:table-cell>
          <table:table-cell table:number-columns-repeated="16377" table:style-name="ce1"/>
        </table:table-row>
        <table:table-row table:style-name="ro4">
          <table:table-cell office:value-type="float" office:value="15" table:style-name="ce2">
            <text:p>15</text:p>
          </table:table-cell>
          <table:table-cell office:value-type="string" table:style-name="ce52">
            <text:p>J15(B)</text:p>
          </table:table-cell>
          <table:table-cell office:value-type="float" office:value="-33.590000000000003" table:style-name="ce18">
            <text:p>-33,59</text:p>
          </table:table-cell>
          <table:table-cell office:value-type="float" office:value="4.3752210515825128E-4" table:formula="of:=POWER(10;[.C19]/10)" table:style-name="ce6">
            <text:p>4,38E-04</text:p>
          </table:table-cell>
          <table:table-cell office:value-type="float" office:value="0.18098770083474375" table:formula="of:=SQRT([.D19]/[.$D$22])" table:style-name="ce7">
            <text:p>1,81E-01</text:p>
          </table:table-cell>
          <table:table-cell office:value-type="float" office:value="0.18130634149351063" table:formula="of:=ABS(BESSELJ([.D$2];[.A19]))" table:style-name="ce19">
            <text:p>0,181306341</text:p>
          </table:table-cell>
          <table:table-cell office:value-type="percentage" office:value="1.7574711184511337E-3" table:formula="of:=ABS(([.F19]-[.E19])/[.F19])" table:style-name="ce55">
            <text:p>0,18%</text:p>
          </table:table-cell>
          <table:table-cell table:number-columns-repeated="16377" table:style-name="ce1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string" table:style-name="ce52">
            <text:p>J16(B)</text:p>
          </table:table-cell>
          <table:table-cell office:value-type="float" office:value="-37.479999999999997" table:style-name="ce18">
            <text:p>-37,48</text:p>
          </table:table-cell>
          <table:table-cell office:value-type="float" office:value="1.7864875748520504E-4" table:formula="of:=POWER(10;[.C20]/10)" table:style-name="ce6">
            <text:p>1,79E-04</text:p>
          </table:table-cell>
          <table:table-cell office:value-type="float" office:value="0.11565091230896901" table:formula="of:=SQRT([.D20]/[.$D$22])" table:style-name="ce7">
            <text:p>1,16E-01</text:p>
          </table:table-cell>
          <table:table-cell office:value-type="float" office:value="0.11617274641650184" table:formula="of:=ABS(BESSELJ([.D$2];[.A20]))" table:style-name="ce19">
            <text:p>0,116172746</text:p>
          </table:table-cell>
          <table:table-cell office:value-type="percentage" office:value="4.4918806142531234E-3" table:formula="of:=ABS(([.F20]-[.E20])/[.F20])" table:style-name="ce55">
            <text:p>0,45%</text:p>
          </table:table-cell>
          <table:table-cell table:number-columns-repeated="1637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53">
            <text:p>J16(B)</text:p>
          </table:table-cell>
          <table:table-cell office:value-type="float" office:value="-42.27" table:style-name="ce20">
            <text:p>-42,27</text:p>
          </table:table-cell>
          <table:table-cell office:value-type="float" office:value="5.9292532457999872E-5" table:formula="of:=POWER(10;[.C21]/10)" table:style-name="ce21">
            <text:p>5,93E-05</text:p>
          </table:table-cell>
          <table:table-cell office:value-type="float" office:value="6.6626816550215739E-2" table:formula="of:=SQRT([.D21]/[.$D$22])" table:style-name="ce22">
            <text:p>6,66E-02</text:p>
          </table:table-cell>
          <table:table-cell office:value-type="float" office:value="6.6528850861974839E-2" table:formula="of:=ABS(BESSELJ([.D$2];[.A21]))" table:style-name="ce23">
            <text:p>0,066528851</text:p>
          </table:table-cell>
          <table:table-cell office:value-type="percentage" office:value="1.4725293909577117E-3" table:formula="of:=ABS(([.F21]-[.E21])/[.F21])" table:style-name="ce56">
            <text:p>0,15%</text:p>
          </table:table-cell>
          <table:table-cell table:number-columns-repeated="16377" table:style-name="ce1"/>
        </table:table-row>
        <table:table-row table:style-name="ro4">
          <table:table-cell table:style-name="ce2"/>
          <table:table-cell table:style-name="ce3"/>
          <table:table-cell office:value-type="string" table:number-columns-spanned="1" table:number-rows-spanned="2" table:style-name="ce72">
            <text:p>Potencia total</text:p>
          </table:table-cell>
          <table:table-cell office:value-type="float" office:value="1.3356783111447884E-2" table:formula="of:=+[.D4]+2*SUM([.D5:.D21])" table:style-name="ce47">
            <text:p>0,013356783</text:p>
          </table:table-cell>
          <table:table-cell office:value-type="string" table:style-name="ce48">
            <text:p>[mW]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3"/>
          <table:covered-table-cell/>
          <table:table-cell office:value-type="float" office:value="-18.742981260799134" table:formula="of:=10*LOG10([.D22])" table:style-name="ce44">
            <text:p>-18,74298126</text:p>
          </table:table-cell>
          <table:table-cell office:value-type="string" table:style-name="ce45">
            <text:p>[dBm]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office:value-type="error" office:string-value="#VALUE!" table:formula="of:=#VALUE!" table:number-columns-spanned="5" table:number-rows-spanned="16" table:style-name="ce39">
            <text:p>#¡VALOR!</text:p>
          </table:table-cell>
          <table:covered-table-cell table:number-columns-repeated="4"/>
          <table:table-cell office:value-type="error" office:string-value="#VALUE!" table:formula="of:=#VALUE!" table:number-columns-spanned="5" table:number-rows-spanned="16" table:style-name="ce74">
            <text:p>#¡VALOR!</text:p>
          </table:table-cell>
          <table:covered-table-cell table:number-columns-repeated="4"/>
          <table:table-cell office:value-type="error" office:string-value="#VALUE!" table:formula="of:=#VALUE!" table:number-columns-spanned="5" table:number-rows-spanned="16" table:style-name="ce73">
            <text:p>#¡VALOR!</text:p>
          </table:table-cell>
          <table:covered-table-cell table:number-columns-repeated="4"/>
          <table:table-cell table:number-columns-repeated="16368"/>
        </table:table-row>
        <table:table-row table:number-rows-repeated="8" table:style-name="ro4">
          <table:table-cell table:style-name="ce2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68"/>
        </table:table-row>
        <table:table-row table:number-rows-repeated="7" table:style-name="ro4">
          <table:table-cell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table-cell table:number-columns-repeated="16368" table:style-name="ce1"/>
        </table:table-row>
        <table:table-row table:style-name="ro4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number-rows-repeated="964" table:style-name="ro4">
          <table:table-cell table:style-name="ce2"/>
          <table:table-cell table:style-name="ce3"/>
          <table:table-cell table:number-columns-repeated="2" table:style-name="ce2"/>
          <table:table-cell table:number-columns-repeated="1011" table:style-name="ce1"/>
          <table:table-cell table:number-columns-repeated="15369" table:style-name="ce2"/>
        </table:table-row>
        <table:table-row table:number-rows-repeated="1047572" table:style-name="ro5">
          <table:table-cell table:number-columns-repeated="16384"/>
        </table:table-row>
        <table:named-expressions>
          <table:named-range table:name="Print_Area" table:cell-range-address="Betha_15.$A$1:Betha_15.$Q$40" table:base-cell-address="Betha_1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rcentaje" style:family="table-cell" style:data-style-name="N13"/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ohelia Agudelo Cuervo</meta:initial-creator>
    <dc:creator>NOHELIA AGUDELO</dc:creator>
    <dc:date>2025-05-10T03:13:09Z</dc:date>
    <meta:print-date>2025-05-10T03:07:46Z</meta:print-date>
    <meta:editing-cycles>1</meta:editing-cycles>
    <meta:editing-duration>PT531S</meta:editing-duration>
  </office:meta>
</office:document-meta>
</file>